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1" fo:font-size="12pt" fo:font-weight="normal" officeooo:rsid="000bc45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1" fo:font-size="12pt" fo:font-weight="normal" officeooo:rsid="000d0ae2" officeooo:paragraph-rsid="000d0ae2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1" fo:font-size="12pt" fo:font-weight="normal" officeooo:rsid="00105e13" officeooo:paragraph-rsid="00105e13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1" fo:font-size="12pt" fo:font-weight="normal" officeooo:rsid="00114ab5" officeooo:paragraph-rsid="00114ab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1" fo:font-size="12pt" fo:font-weight="bold" officeooo:paragraph-rsid="000bc45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1" fo:font-size="12pt" fo:font-weight="bold" officeooo:rsid="000d0ae2" officeooo:paragraph-rsid="000d0ae2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1" fo:font-size="12pt" fo:font-weight="bold" officeooo:rsid="000d0ae2" officeooo:paragraph-rsid="000bc45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1" fo:font-size="12pt" fo:font-weight="bold" officeooo:rsid="00114ab5" officeooo:paragraph-rsid="00114ab5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1" fo:font-size="12pt" fo:font-weight="bold" officeooo:rsid="00132d8e" officeooo:paragraph-rsid="00132d8e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ff0000" loext:opacity="100%" style:font-name="Arial1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cc00" loext:opacity="100%" style:font-name="Arial1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style:font-name="Arial1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dddddd" loext:opacity="100%" style:font-name="Arial1"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1" fo:font-size="12pt" fo:font-weight="normal" officeooo:rsid="000d0ae2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ff0000" loext:opacity="100%" style:font-name="Arial1" fo:font-size="12pt" fo:font-weight="bold" officeooo:paragraph-rsid="001579a3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c45d" style:font-weight-asian="normal" style:font-weight-complex="normal"/>
    </style:style>
    <style:style style:name="T3" style:family="text">
      <style:text-properties officeooo:rsid="000bc45d"/>
    </style:style>
    <style:style style:name="T4" style:family="text">
      <style:text-properties officeooo:rsid="000d0ae2"/>
    </style:style>
    <style:style style:name="T5" style:family="text">
      <style:text-properties officeooo:rsid="000e81d2"/>
    </style:style>
    <style:style style:name="T6" style:family="text">
      <style:text-properties officeooo:rsid="0012aebf"/>
    </style:style>
    <style:style style:name="T7" style:family="text">
      <style:text-properties fo:color="#dddddd" loext:opacity="100%"/>
    </style:style>
    <style:style style:name="T8" style:family="text">
      <style:text-properties officeooo:rsid="0013973a"/>
    </style:style>
    <style:style style:name="T9" style:family="text">
      <style:text-properties officeooo:rsid="0015234d"/>
    </style:style>
    <style:style style:name="T10" style:family="text">
      <style:text-properties fo:color="#00ffff" loext:opacity="100%" officeooo:rsid="001579a3"/>
    </style:style>
    <style:style style:name="T11" style:family="text">
      <style:text-properties fo:color="#800080" loext:opacity="100%" officeooo:rsid="001579a3"/>
    </style:style>
    <style:style style:name="T12" style:family="text">
      <style:text-properties officeooo:rsid="0015f4d2"/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cussion autour des améliorations demandées par M Hoguin</text:p>
      <text:p text:style-name="P5">Mise à jour le <text:span text:style-name="T12">03</text:span>/0<text:span text:style-name="T12">3</text:span>/2024 à <text:span text:style-name="T12">22h30</text:span></text:p>
      <text:p text:style-name="P5"/>
      <text:p text:style-name="P5"/>
      <text:p text:style-name="P14">Manuel d'utilisateur</text:p>
      <text:p text:style-name="P7"/>
      <text:p text:style-name="P7">Niveau d'urgence « En attente »</text:p>
      <text:p text:style-name="P7"><text:span text:style-name="T1">« En attente » devient « En vérification »</text:span> </text:p>
      <text:p text:style-name="P2">- Modifier code création vue</text:p>
      <text:p text:style-name="P2">- Modifier code php ?</text:p>
      <text:list text:style-name="L1">
        <text:list-item>
          <text:p text:style-name="P17">Modifier tickets tests</text:p>
        </text:list-item>
      </text:list>
      <text:p text:style-name="P3"/>
      <text:p text:style-name="P3"/>
      <text:p text:style-name="P13">ADM W : Gestion des techniciens</text:p>
      <text:p text:style-name="P15">→ <text:span text:style-name="T3">Tom </text:span></text:p>
      <text:p text:style-name="P2">- <text:span text:style-name="T5">Manque le style des alertes JS</text:span></text:p>
      <text:p text:style-name="P7"/>
      <text:p text:style-name="P13">ADM S :<text:span text:style-name="T1"> </text:span>Journaux d'activités <text:span text:style-name="T11">EN COURS</text:span></text:p>
      <text:p text:style-name="P8">→ <text:span text:style-name="T2">Florent</text:span></text:p>
      <text:p text:style-name="P2">- Dans tableau : <text:span text:style-name="T7">afficher les fichiers dispo</text:span></text:p>
      <text:p text:style-name="P2"><text:tab/>→ Clique sur un fichier : affiche son contenu</text:p>
      <text:p text:style-name="P2"><text:tab/>→ <text:span text:style-name="T8">Télécharger le fichier</text:span></text:p>
      <text:p text:style-name="P16">- Archivage des JA : création d'un nouveau fichier propre, renommage du vieux fichier</text:p>
      <text:p text:style-name="P2">- Ajouter désinscription</text:p>
      <text:p text:style-name="P2">- Distinguer les vrais et faux utilisateurs lors des tentatives de connexion</text:p>
      <text:p text:style-name="P2">- BONUS : Gérer fichiers logs Apache</text:p>
      <text:p text:style-name="P2"/>
      <text:p text:style-name="P2"/>
      <text:p text:style-name="P19">ADM S : Modération <text:span text:style-name="T11">EN COURS</text:span></text:p>
      <text:p text:style-name="P2">- Bloquer, débloquer les IP après trop de tentative à connexion TIX</text:p>
      <text:p text:style-name="P2">- Bannir/débannir des comptes ?</text:p>
      <text:p text:style-name="P2">- Gérer fail2ban via TIX</text:p>
      <text:p text:style-name="P2"/>
      <text:p text:style-name="P7">STATISTIQUE</text:p>
      <text:p text:style-name="P2">Récupérer les données des csv pour les affichers</text:p>
      <text:p text:style-name="P2"/>
      <text:p text:style-name="P2">---- <text:span text:style-name="T6">Hors demande de M Hoguin</text:span></text:p>
      <text:p text:style-name="P18"/>
      <text:p text:style-name="P9">Système jeton à revoir</text:p>
      <text:p text:style-name="P4"><text:tab/>→ Florent Matthieu</text:p>
      <text:p text:style-name="P11">Préciser les messages d’erreurs</text:p>
      <text:p text:style-name="P6"><text:tab/>→ Préciser ce qui ne va pas plutôt que (des données manquent blabla) par ex</text:p>
      <text:p text:style-name="P6"/>
      <text:p text:style-name="P11">Mettre sys msg erreurs pour page adm</text:p>
      <text:p text:style-name="P11"/>
      <text:p text:style-name="P11">Tom : Améliorer l'accessibilité via le narrateur (voir les aria-machin peut-être)</text:p>
      <text:p text:style-name="P11"/>
      <text:p text:style-name="P12">Matthieu :<text:span text:style-name="T1"> Voir pour une unification des « réponses serveur » pour les pop-up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 b</meta:initial-creator>
    <meta:creation-date>2024-01-23T10:11:01.72</meta:creation-date>
    <meta:generator>LibreOffice/7.4.5.1$Windows_x86 LibreOffice_project/9c0871452b3918c1019dde9bfac75448afc4b57f</meta:generator>
    <dc:date>2024-03-03T22:30:19.665000000</dc:date>
    <meta:editing-duration>PT3H4M35S</meta:editing-duration>
    <meta:editing-cycles>35</meta:editing-cycles>
    <meta:document-statistic meta:table-count="0" meta:image-count="0" meta:object-count="0" meta:page-count="1" meta:paragraph-count="34" meta:word-count="228" meta:character-count="1287" meta:non-whitespace-character-count="1088"/>
  </office:meta>
</office:document-meta>
</file>